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2000000BFF05691EA903F604A.png" manifest:media-type="image/png"/>
  <manifest:file-entry manifest:full-path="Pictures/100000000000032000000258AD7F4CB72C9736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b14" officeooo:paragraph-rsid="00164b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cm" svg:y="3.254cm" svg:width="17cm" svg:height="14.937cm" draw:z-index="0"><draw:image xlink:href="Pictures/100000000000032000000258AD7F4CB72C9736E5.png" xlink:type="simple" xlink:show="embed" xlink:actuate="onLoad" draw:mime-type="image/png"/></draw:frame><text:s text:c="49"/></text:p>
      <text:p text:style-name="P1"><draw:frame draw:style-name="fr1" draw:name="Imagen2" text:anchor-type="char" svg:x="-0.072cm" svg:y="17.981cm" svg:width="17.073cm" svg:height="7.661cm" draw:z-index="1"><draw:image xlink:href="Pictures/10000001000001A2000000BFF05691EA903F604A.png" xlink:type="simple" xlink:show="embed" xlink:actuate="onLoad" draw:mime-type="image/png"/></draw:frame><text:tab/><text:tab/><text:tab/><text:tab/><text:tab/>Entrega # 3 maquinas virtua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01:24:16.160799545</meta:creation-date>
    <dc:date>2022-09-02T01:28:39.239509888</dc:date>
    <meta:editing-duration>PT4M24S</meta:editing-duration>
    <meta:editing-cycles>1</meta:editing-cycles>
    <meta:document-statistic meta:table-count="0" meta:image-count="2" meta:object-count="0" meta:page-count="1" meta:paragraph-count="2" meta:word-count="5" meta:character-count="84" meta:non-whitespace-character-count="26"/>
    <meta:generator>LibreOffice/7.3.4.2$Linux_X86_64 LibreOffice_project/30$Build-2</meta:generator>
  </office:meta>
</office:document-meta>
</file>